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Courier New1" fo:font-size="9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 fo:font-size="9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1" fo:font-size="9pt" fo:font-style="italic"/>
    </style:style>
    <style:style style:name="T1" style:family="text">
      <style:text-properties fo:color="#008000"/>
    </style:style>
    <style:style style:name="T2" style:family="text">
      <style:text-properties fo:color="#008000" fo:font-weight="bold"/>
    </style:style>
    <style:style style:name="T3" style:family="text">
      <style:text-properties fo:color="#008000" style:font-name="Courier New1" fo:font-size="9pt" fo:font-weight="bold"/>
    </style:style>
    <style:style style:name="T4" style:family="text">
      <style:text-properties style:font-name="Courier New1" fo:font-size="9pt"/>
    </style:style>
    <style:style style:name="T5" style:family="text">
      <style:text-properties style:font-name="Courier New1" fo:font-size="9pt" fo:font-style="italic"/>
    </style:style>
    <style:style style:name="T6" style:family="text">
      <style:text-properties fo:color="#0000ff"/>
    </style:style>
    <style:style style:name="T7" style:family="text">
      <style:text-properties fo:color="#0000ff" style:font-name="Courier New1" fo:font-size="9pt"/>
    </style:style>
    <style:style style:name="T8" style:family="text">
      <style:text-properties fo:color="#000043"/>
    </style:style>
    <style:style style:name="T9" style:family="text">
      <style:text-properties fo:color="#000043" style:font-name="Courier New1" fo:font-size="9pt" fo:font-weight="bold"/>
    </style:style>
    <style:style style:name="T10" style:family="text">
      <style:text-properties fo:color="#808080"/>
    </style:style>
    <style:style style:name="T11" style:family="text">
      <style:text-properties fo:color="#808080" style:font-name="Courier New1" fo:font-size="9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RecyclerView </text:p>
      <text:p text:style-name="Standard"/>
      <text:p text:style-name="Standard"/>
      <text:p text:style-name="Standard">Movie class – initializes all the objects of movie like title,genre,year with getter and setter functions.</text:p>
      <text:p text:style-name="Standard"/>
      <text:p text:style-name="Standard">MoviesaAdapter class – binds all the objects of movie class into a single adapter.</text:p>
      <text:p text:style-name="Standard"/>
      <text:p text:style-name="Standard">DividerItemDecoration class – creates the decoration of the divider between different options.</text:p>
      <text:p text:style-name="Standard"/>
      <text:p text:style-name="Standard">MainActivity class – Main java class were all objects of other classes are made and bind together to show in a actvity.</text:p>
      <text:p text:style-name="Standard"/>
      <text:p text:style-name="Standard"/>
      <text:p text:style-name="Standard">Movie_list xml – defines the layout how the text should be seen in our activity.</text:p>
      <text:p text:style-name="Standard"/>
      <text:p text:style-name="Standard">Content_main xml – Defines our recycler view</text:p>
      <text:p text:style-name="Standard"/>
      <text:p text:style-name="Standard">Activity_main xml – Defines our toolbar and appbar layout</text:p>
      <text:p text:style-name="Standard"/>
      <text:p text:style-name="Standard"/>
      <text:p text:style-name="Standard">Gradle settings for app</text:p>
      <text:p text:style-name="Standard"/>
      <text:p text:style-name="P3">apply <text:span text:style-name="T2">plugin</text:span>: <text:span text:style-name="T2">'com.android.application'</text:span></text:p>
      <text:p text:style-name="P3">android {</text:p>
      <text:p text:style-name="P2"><text:s text:c="4"/><text:span text:style-name="T4">compileSdkVersion </text:span><text:span text:style-name="T7">23</text:span></text:p>
      <text:p text:style-name="P2"><text:span text:style-name="T6"><text:s text:c="4"/></text:span><text:span text:style-name="T4">buildToolsVersion </text:span><text:span text:style-name="T3">"23.0.2"</text:span></text:p>
      <text:p text:style-name="P2"><text:span text:style-name="T1"><text:s text:c="4"/></text:span><text:span text:style-name="T4">defaultConfig {</text:span></text:p>
      <text:p text:style-name="P2"><text:s text:c="8"/><text:span text:style-name="T4">applicationId </text:span><text:span text:style-name="T3">"info.androidhive.recyclerview"</text:span></text:p>
      <text:p text:style-name="P2"><text:span text:style-name="T1"><text:s text:c="8"/></text:span><text:span text:style-name="T4">minSdkVersion </text:span><text:span text:style-name="T7">15</text:span></text:p>
      <text:p text:style-name="P2"><text:span text:style-name="T6"><text:s text:c="8"/></text:span><text:span text:style-name="T4">targetSdkVersion </text:span><text:span text:style-name="T7">23</text:span></text:p>
      <text:p text:style-name="P2"><text:span text:style-name="T6"><text:s text:c="8"/></text:span><text:span text:style-name="T4">versionCode </text:span><text:span text:style-name="T7">1</text:span></text:p>
      <text:p text:style-name="P2"><text:span text:style-name="T6"><text:s text:c="8"/></text:span><text:span text:style-name="T4">versionName </text:span><text:span text:style-name="T3">"1.0"</text:span></text:p>
      <text:p text:style-name="P2"><text:span text:style-name="T1"><text:s text:c="4"/></text:span><text:span text:style-name="T4">}</text:span></text:p>
      <text:p text:style-name="P2"><text:s text:c="4"/><text:span text:style-name="T4">buildTypes {</text:span></text:p>
      <text:p text:style-name="P2"><text:s text:c="8"/><text:span text:style-name="T4">release {</text:span></text:p>
      <text:p text:style-name="P2"><text:s text:c="12"/><text:span text:style-name="T4">minifyEnabled </text:span><text:span text:style-name="T9">false</text:span></text:p>
      <text:p text:style-name="P2"><text:span text:style-name="T8"><text:s text:c="12"/></text:span><text:span text:style-name="T4">proguardFiles getDefaultProguardFile(</text:span><text:span text:style-name="T3">'proguard-android.txt'</text:span><text:span text:style-name="T4">), </text:span><text:span text:style-name="T3">'proguard-rules.pro'</text:span></text:p>
      <text:p text:style-name="P2"><text:span text:style-name="T1"><text:s text:c="8"/></text:span><text:span text:style-name="T4">}</text:span></text:p>
      <text:p text:style-name="P2"><text:s text:c="4"/><text:span text:style-name="T4">}</text:span></text:p>
      <text:p text:style-name="P3">}</text:p>
      <text:p text:style-name="P3">dependencies {</text:p>
      <text:p text:style-name="P2"><text:s text:c="4"/><text:span text:style-name="T4">compile fileTree(</text:span><text:span text:style-name="T3">dir</text:span><text:span text:style-name="T4">: </text:span><text:span text:style-name="T3">'libs'</text:span><text:span text:style-name="T4">, </text:span><text:span text:style-name="T3">include</text:span><text:span text:style-name="T4">: [</text:span><text:span text:style-name="T3">'*.jar'</text:span><text:span text:style-name="T4">])</text:span></text:p>
      <text:p text:style-name="P2"><text:s text:c="4"/><text:span text:style-name="T4">testCompile </text:span><text:span text:style-name="T3">'junit:junit:4.12'</text:span></text:p>
      <text:p text:style-name="P2"><text:span text:style-name="T1"><text:s text:c="4"/></text:span><text:span text:style-name="T4">compile </text:span><text:span text:style-name="T3">'com.android.support:appcompat-v7:23.1.1'</text:span></text:p>
      <text:p text:style-name="P2"><text:span text:style-name="T1"><text:s text:c="4"/></text:span><text:span text:style-name="T4">compile </text:span><text:span text:style-name="T3">'com.android.support:design:23.1.1'</text:span></text:p>
      <text:p text:style-name="P2"><text:span text:style-name="T1"><text:s text:c="4"/></text:span><text:span text:style-name="T4">compile </text:span><text:span text:style-name="T3">'com.android.support:recyclerview-v7:23.1.1'</text:span></text:p>
      <text:p text:style-name="P1">}</text:p>
      <text:p text:style-name="Standard">Gradle settings for project</text:p>
      <text:p text:style-name="Standard"/>
      <text:p text:style-name="P5">// Top-level build file where you can add configuration options common to all sub-projects/modules.</text:p>
      <text:p text:style-name="P3">buildscript {</text:p>
      <text:p text:style-name="P2"><text:s text:c="4"/><text:span text:style-name="T4">repositories {</text:span></text:p>
      <text:p text:style-name="P2"><text:soft-page-break/><text:s text:c="8"/><text:span text:style-name="T4">jcenter()</text:span></text:p>
      <text:p text:style-name="P2"><text:s text:c="4"/><text:span text:style-name="T4">}</text:span></text:p>
      <text:p text:style-name="P2"><text:s text:c="4"/><text:span text:style-name="T4">dependencies {</text:span></text:p>
      <text:p text:style-name="P2"><text:s text:c="8"/><text:span text:style-name="T4">classpath </text:span><text:span text:style-name="T3">'com.android.tools.build:gradle:2.1.0'</text:span></text:p>
      <text:p text:style-name="P2"><text:span text:style-name="T1"><text:s text:c="8"/></text:span><text:span text:style-name="T11">// NOTE: Do not place your application dependencies here; they belong</text:span></text:p>
      <text:p text:style-name="P4"><text:s text:c="8"/><text:span text:style-name="T5">// in the individual module build.gradle files</text:span></text:p>
      <text:p text:style-name="P2"><text:span text:style-name="T10"><text:s text:c="4"/></text:span><text:span text:style-name="T4">}</text:span></text:p>
      <text:p text:style-name="P3">}</text:p>
      <text:p text:style-name="P3">allprojects {</text:p>
      <text:p text:style-name="P2"><text:s text:c="4"/><text:span text:style-name="T4">repositories {</text:span></text:p>
      <text:p text:style-name="P2"><text:s text:c="8"/><text:span text:style-name="T4">jcenter()</text:span></text:p>
      <text:p text:style-name="P2"><text:s text:c="4"/><text:span text:style-name="T4">}</text:span></text:p>
      <text:p text:style-name="P3">}</text:p>
      <text:p text:style-name="P3">task clean(<text:span text:style-name="T2">type</text:span>: Delete) {</text:p>
      <text:p text:style-name="P2"><text:s text:c="4"/><text:span text:style-name="T4">delete rootProject.buildDir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rav </meta:initial-creator>
    <meta:creation-date>2017-06-23T14:04:31.84</meta:creation-date>
    <meta:document-statistic meta:table-count="0" meta:image-count="0" meta:object-count="0" meta:page-count="2" meta:paragraph-count="54" meta:word-count="212" meta:character-count="1832"/>
    <dc:date>2017-06-23T14:15:49.18</dc:date>
    <dc:creator>Gaurav </dc:creator>
    <meta:editing-duration>PT11M19S</meta:editing-duration>
    <meta:editing-cycles>1</meta:editing-cycles>
    <meta:generator>OpenOffice/4.1.1$Win32 OpenOffice.org_project/411m6$Build-9775</meta:generator>
  </office:meta>
</office:document-meta>
</file>